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48c7" officeooo:paragraph-rsid="001748c7"/>
    </style:style>
    <style:style style:name="P2" style:family="paragraph" style:parent-style-name="Standard">
      <style:text-properties officeooo:rsid="0018bb84" officeooo:paragraph-rsid="0018bb84"/>
    </style:style>
    <style:style style:name="P3" style:family="paragraph" style:parent-style-name="Standard">
      <style:text-properties officeooo:rsid="0019b2b9" officeooo:paragraph-rsid="0019b2b9"/>
    </style:style>
    <style:style style:name="P4" style:family="paragraph" style:parent-style-name="Standard">
      <style:text-properties officeooo:rsid="001b564b" officeooo:paragraph-rsid="001b564b"/>
    </style:style>
    <style:style style:name="T1" style:family="text">
      <style:text-properties officeooo:rsid="0019a2f3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bfd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: 14 Apr 2020</text:p>
      <text:p text:style-name="P1">Group I</text:p>
      <text:p text:style-name="P1">Present: Alex, Colin, Mariah, Peter, Stefan </text:p>
      <text:p text:style-name="P1">Absent:</text:p>
      <text:p text:style-name="P1">Started: 1:59 pm</text:p>
      <text:p text:style-name="P1"/>
      <text:p text:style-name="P2">For this session, group members focused on the progress made on features so far, and any issues or communication problems that they are having. </text:p>
      <text:p text:style-name="P2"/>
      <text:p text:style-name="P2">All members were present for this meeting.</text:p>
      <text:p text:style-name="P2"/>
      <text:p text:style-name="P2">The meeting started with Alex showing the group how he had finished the right-click rotation feature. It <text:s/>included a simple function that could easily be manipulated through MouseHandler, and GameWindow. These are the two classes that would be interacting the most with this feature, and so this was perfect. </text:p>
      <text:p text:style-name="P2"/>
      <text:p text:style-name="P2">Mariah then demonstrated how her randomization of Tiles worked. She agreed to send the files to Stefan so that he could integrate these new randomized positions into a saved ArrayList that could be accessed upon reset. </text:p>
      <text:p text:style-name="P2"/>
      <text:p text:style-name="P2">Peter took a look at Alex’s rotation function, and said that he felt confident in inducing some form of rotation randomization using what Alex had completed.</text:p>
      <text:p text:style-name="P2"/>
      <text:p text:style-name="P2">Stefan completed the flashing feature upon illegal moves, and briefly described how he used a <text:span text:style-name="T1">S</text:span>wing timer to achieve a background switch that was noticeable to the human eye. <text:span text:style-name="T1">This flashing was achieved with a single function in MouseHandler, and did not require any external classes to access it.</text:span></text:p>
      <text:p text:style-name="P2"/>
      <text:p text:style-name="P2">Colin noted that he had briefly looked at the changes made so far, but did not have the time to take an in<text:span text:style-name="T4">-</text:span>depth look. He acknowledged that everything looked great so far.</text:p>
      <text:p text:style-name="P2"/>
      <text:p text:style-name="P3">All members agreed to meet again on the 16<text:span text:style-name="T2">th</text:span> to do a final re-factor on any changes made, including Stefan’s reset modifications. </text:p>
      <text:p text:style-name="P3"/>
      <text:p text:style-name="P4">Meeting ended: 3:00 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4:50:08.551155772</meta:creation-date>
    <dc:date>2020-04-16T15:26:43.469096860</dc:date>
    <meta:editing-duration>PT5M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14" meta:word-count="265" meta:character-count="1584" meta:non-whitespace-character-count="1327"/>
  </office:meta>
</office:document-meta>
</file>